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iframe src="https://www.google.com/maps/embed?pb=!1m18!1m12!1m3!1d2998.36943299632!2d1.5773144988498389!3d41.27906353718483!2m3!1f0!2f0!3f0!3m2!1i1024!2i768!4f13.1!3m3!1m2!1s0x12a475f25e18a217%3A0xf54b4b7ab6b1b502!2s43711%20Banyeres%20del%20Pened%C3%A8s%2C%20Tarragona!5e0!3m2!1ses!2ses!4v1701771919337!5m2!1ses!2ses" width="400" height="300" style="border:0;" allowfullscreen="" loading="lazy" referrerpolicy="no-referrer-when-downgrade"&gt;&lt;/iframe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3-12-05T11:29:05.164000000</dc:date>
    <meta:editing-duration>PT1M10S</meta:editing-duration>
    <meta:editing-cycles>3</meta:editing-cycles>
    <meta:document-statistic meta:table-count="0" meta:image-count="0" meta:object-count="0" meta:page-count="1" meta:paragraph-count="1" meta:word-count="8" meta:character-count="449" meta:non-whitespace-character-count="442"/>
  </office:meta>
</office:document-meta>
</file>